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  <style:style style:name="P4" style:family="paragraph" style:parent-style-name="Standard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8pt" style:font-size-asian="8pt" style:font-size-complex="8pt"/>
    </style:style>
    <style:style style:name="P8" style:family="paragraph" style:parent-style-name="Standard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3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2">
      <style:text-properties fo:color="#000000"/>
    </style:style>
    <style:style style:name="P13" style:family="paragraph" style:parent-style-name="Standard"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 día 03 Semana 13</text:p>
      <text:p text:style-name="P3"/>
      <text:p text:style-name="P3">Leonardo Rodenas Escobar </text:p>
      <text:p text:style-name="P3"/>
      <text:p text:style-name="P1">Reflexió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0T18:37:13.31</dc:date>
    <dc:creator>Leonardo Mauricio Rodenas Escobar</dc:creator>
    <meta:editing-duration>PT18H52M41S</meta:editing-duration>
    <meta:editing-cycles>21</meta:editing-cycles>
    <meta:generator>OpenOffice/4.1.10$Win32 OpenOffice.org_project/4110m2$Build-9807</meta:generator>
    <meta:document-statistic meta:table-count="0" meta:image-count="0" meta:object-count="0" meta:page-count="1" meta:paragraph-count="3" meta:word-count="9" meta:character-count="61"/>
  </office:meta>
</office:document-meta>
</file>